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erif" officeooo:rsid="00073443" officeooo:paragraph-rsid="00073443"/>
    </style:style>
    <style:style style:name="P2" style:family="paragraph" style:parent-style-name="Text_20_body">
      <style:text-properties style:font-name="Liberation Serif" officeooo:rsid="00073443" officeooo:paragraph-rsid="00073443"/>
    </style:style>
    <style:style style:name="P3" style:family="paragraph" style:parent-style-name="Text_20_body" style:list-style-name="L2">
      <style:text-properties style:font-name="Liberation Serif" officeooo:rsid="000c79a6" officeooo:paragraph-rsid="000c79a6"/>
    </style:style>
    <style:style style:name="P4" style:family="paragraph" style:parent-style-name="Text_20_body">
      <style:text-properties style:font-name="Liberation Serif" officeooo:rsid="000d14c7" officeooo:paragraph-rsid="000d14c7"/>
    </style:style>
    <style:style style:name="P5" style:family="paragraph" style:parent-style-name="Text_20_body" style:list-style-name="L2">
      <style:text-properties style:font-name="Liberation Serif" fo:font-size="12pt" officeooo:rsid="000c79a6" officeooo:paragraph-rsid="000c79a6" style:font-size-asian="12pt" style:font-size-complex="12pt"/>
    </style:style>
    <style:style style:name="P6" style:family="paragraph" style:parent-style-name="Text_20_body">
      <style:paragraph-properties fo:break-before="page"/>
      <style:text-properties style:font-name="Liberation Serif" officeooo:rsid="000d14c7" officeooo:paragraph-rsid="000d14c7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erif" officeooo:rsid="0008dd28" officeooo:paragraph-rsid="0008dd28"/>
    </style:style>
    <style:style style:name="P8" style:family="paragraph" style:parent-style-name="Subtitle" style:list-style-name="L1">
      <style:paragraph-properties fo:text-align="start" style:justify-single-word="false"/>
      <style:text-properties style:font-name="Liberation Serif" fo:font-size="12pt" officeooo:paragraph-rsid="000c79a6" style:font-size-asian="12pt" style:font-size-complex="12pt"/>
    </style:style>
    <style:style style:name="T1" style:family="text">
      <style:text-properties officeooo:rsid="0008dd28"/>
    </style:style>
    <style:style style:name="T2" style:family="text">
      <style:text-properties officeooo:rsid="000ac755"/>
    </style:style>
    <style:style style:name="T3" style:family="text">
      <style:text-properties officeooo:rsid="000c79a6"/>
    </style:style>
    <style:style style:name="T4" style:family="text">
      <style:text-properties fo:font-size="14pt" officeooo:rsid="0008dd28" style:font-size-asian="14pt" style:font-size-complex="14pt"/>
    </style:style>
    <style:style style:name="T5" style:family="text">
      <style:text-properties fo:font-size="14pt" officeooo:rsid="000ac755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1"/>
      <text:p text:style-name="P1">The Legend of Zel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4"/>
      <text:p text:style-name="P4"/>
      <text:p text:style-name="P4"/>
      <text:list xml:id="list1844663601" text:style-name="L2">
        <text:list-item>
          <text:p text:style-name="P5">Opis projekta:</text:p>
          <text:p text:style-name="P3">Rimejk igrice The Legend of Zelda originalno napravljene za NES konzolu.</text:p>
        </text:list-item>
      </text:list>
      <text:list xml:id="list2354465759" text:style-name="L1">
        <text:list-item>
          <text:p text:style-name="P8"><text:span text:style-name="T1">Tim:<text:line-break/>Dario Perić RA 185/2017<text:line-break/>Marko Govedar RA 183/2017<text:line-break/>Jasmina Savić RA 40/2017<text:line-break/>Simeon Lagundžin RA 214/2017</text:span></text:p>
        </text:list-item>
      </text:list>
      <text:p text:style-name="P7"/>
      <text:p text:style-name="P6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22:03:38.848646057</meta:creation-date>
    <dc:date>2020-06-10T22:18:09.686405152</dc:date>
    <meta:editing-duration>PT14M3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" meta:word-count="38" meta:character-count="219" meta:non-whitespace-character-count="189"/>
  </office:meta>
</office:document-meta>
</file>